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f9571" officeooo:paragraph-rsid="001f9571"/>
    </style:style>
    <style:style style:name="P2" style:family="paragraph" style:parent-style-name="Heading_20_1">
      <style:paragraph-properties fo:break-before="page"/>
      <style:text-properties officeooo:rsid="0021dae0" officeooo:paragraph-rsid="0021dae0"/>
    </style:style>
    <style:style style:name="P3" style:family="paragraph" style:parent-style-name="Heading_20_1">
      <style:text-properties officeooo:rsid="002126f9" officeooo:paragraph-rsid="002126f9"/>
    </style:style>
    <style:style style:name="P4" style:family="paragraph" style:parent-style-name="Heading_20_1">
      <style:text-properties officeooo:rsid="0022e52f" officeooo:paragraph-rsid="0022e52f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text-properties officeooo:rsid="001f9571" officeooo:paragraph-rsid="001f9571"/>
    </style:style>
    <style:style style:name="P7" style:family="paragraph" style:parent-style-name="Text_20_body" style:list-style-name="L1">
      <style:text-properties officeooo:rsid="001f9571" officeooo:paragraph-rsid="001f9571"/>
    </style:style>
    <style:style style:name="P8" style:family="paragraph" style:parent-style-name="Text_20_body" style:list-style-name="L1">
      <style:text-properties officeooo:rsid="0020424e" officeooo:paragraph-rsid="0020424e"/>
    </style:style>
    <style:style style:name="P9" style:family="paragraph" style:parent-style-name="Text_20_body">
      <style:text-properties officeooo:rsid="0020424e" officeooo:paragraph-rsid="0020424e"/>
    </style:style>
    <style:style style:name="P10" style:family="paragraph" style:parent-style-name="Text_20_body">
      <style:text-properties officeooo:rsid="002126f9" officeooo:paragraph-rsid="002126f9"/>
    </style:style>
    <style:style style:name="P11" style:family="paragraph" style:parent-style-name="Text_20_body">
      <style:text-properties officeooo:rsid="0022e52f" officeooo:paragraph-rsid="0022e52f"/>
    </style:style>
    <style:style style:name="P12" style:family="paragraph" style:parent-style-name="Text_20_body" style:list-style-name="L2">
      <style:text-properties officeooo:rsid="0022e52f" officeooo:paragraph-rsid="0022e52f"/>
    </style:style>
    <style:style style:name="P13" style:family="paragraph" style:parent-style-name="Text_20_body" style:list-style-name="L3">
      <style:text-properties officeooo:rsid="0022e52f" officeooo:paragraph-rsid="0022e52f"/>
    </style:style>
    <style:style style:name="P14" style:family="paragraph" style:parent-style-name="Text_20_body">
      <style:text-properties officeooo:paragraph-rsid="0022e52f"/>
    </style:style>
    <style:style style:name="P15" style:family="paragraph" style:parent-style-name="Text_20_body">
      <style:text-properties fo:font-style="italic" officeooo:rsid="0022e52f" officeooo:paragraph-rsid="0022e52f" style:font-style-asian="italic" style:font-style-complex="italic"/>
    </style:style>
    <style:style style:name="P16" style:family="paragraph" style:parent-style-name="Text_20_body">
      <style:text-properties fo:font-style="normal" officeooo:rsid="0022e52f" officeooo:paragraph-rsid="0022e52f" style:font-style-asian="normal" style:font-style-complex="normal"/>
    </style:style>
    <style:style style:name="T1" style:family="text">
      <style:text-properties style:font-name="sans-serif" fo:font-size="12pt"/>
    </style:style>
    <style:style style:name="T2" style:family="text">
      <style:text-properties officeooo:rsid="0022e52f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/>
      <text:h text:style-name="P1" text:outline-level="1">Introducción</text:h>
      <text:p text:style-name="P10">Debido a que el costo de fab</text:p>
      <text:h text:style-name="P1" text:outline-level="1">Características</text:h>
      <text:list xml:id="list2694307810" text:style-name="L1">
        <text:list-item>
          <text:p text:style-name="P7">Arduino Mega 2560</text:p>
          <text:list>
            <text:list-item>
              <text:p text:style-name="P7">Microcontrolador: ATmega2560</text:p>
            </text:list-item>
            <text:list-item>
              <text:p text:style-name="P7">Voltaje Operativo: 5V</text:p>
            </text:list-item>
            <text:list-item>
              <text:p text:style-name="P7">Tensión de Entrada: 7-12V</text:p>
            </text:list-item>
            <text:list-item>
              <text:p text:style-name="P7">Voltaje de Entrada(límites): 6-20V</text:p>
            </text:list-item>
            <text:list-item>
              <text:p text:style-name="P7">Pines digitales de Entrada/Salida: 54 (de los cuales 14 proveen salida PWM)</text:p>
            </text:list-item>
            <text:list-item>
              <text:p text:style-name="P7">Pines análogos de entrada: 16</text:p>
            </text:list-item>
            <text:list-item>
              <text:p text:style-name="P7">Corriente DC por cada Pin Entrada/Salida: 40 mA</text:p>
            </text:list-item>
            <text:list-item>
              <text:p text:style-name="P7">Corriente DC entregada en el Pin 3.3V: 50 mA</text:p>
            </text:list-item>
            <text:list-item>
              <text:p text:style-name="P7">Memoria Flash: 256 KB (8KB usados por el bootloader)</text:p>
            </text:list-item>
            <text:list-item>
              <text:p text:style-name="P7">SRAM: 8KB</text:p>
            </text:list-item>
            <text:list-item>
              <text:p text:style-name="P7">EEPROM: 4KB</text:p>
            </text:list-item>
            <text:list-item>
              <text:p text:style-name="P7">Clock Speed: 16 MHz</text:p>
            </text:list-item>
          </text:list>
        </text:list-item>
      </text:list>
      <text:p text:style-name="P6"/>
      <text:list xml:id="list231543113629791" text:continue-numbering="true" text:style-name="L1">
        <text:list-item>
          <text:p text:style-name="P7">RepRap Arduino Mega Polulu Shield</text:p>
          <text:list>
            <text:list-item>
              <text:p text:style-name="P7">Soporte para 3 ejes ( X, Y, Z – Z puede ser duplicado )</text:p>
            </text:list-item>
            <text:list-item>
              <text:p text:style-name="P7">Soporte para 2 extrusores ( E1 – E2 )</text:p>
            </text:list-item>
            <text:list-item>
              <text:p text:style-name="P7">2 fin de linea por eje</text:p>
            </text:list-item>
            <text:list-item>
              <text:p text:style-name="P7">Conexión para enfriamiento</text:p>
            </text:list-item>
            <text:list-item>
              <text:p text:style-name="P7">Conexión para husillo</text:p>
            </text:list-item>
            <text:list-item>
              <text:p text:style-name="P7">Conexión para hotend</text:p>
            </text:list-item>
            <text:list-item>
              <text:p text:style-name="P7">3 puertos para termistores</text:p>
            </text:list-item>
            <text:list-item>
              <text:p text:style-name="P7">4 puertos auxiliares para servomotores</text:p>
            </text:list-item>
            <text:list-item>
              <text:p text:style-name="P8">Voltaje operativo 12-24V</text:p>
            </text:list-item>
            <text:list-item>
              <text:p text:style-name="P8">Intensidad operativa 5-10A</text:p>
            </text:list-item>
            <text:list-item>
              <text:p text:style-name="P8">Usa drivers removibles</text:p>
            </text:list-item>
            <text:list-item>
              <text:p text:style-name="P8">Jumpers para activar micropasos</text:p>
            </text:list-item>
            <text:list-item>
              <text:p text:style-name="P8">Puede usar como control el software Marlin (impresión 3D) <text:s/>o Grbl</text:p>
            </text:list-item>
          </text:list>
        </text:list-item>
        <text:list-item>
          <text:p text:style-name="P7"><text:soft-page-break/>A4988 Drivers</text:p>
          <text:list>
            <text:list-item>
              <text:p text:style-name="P8">Interfaz simple para control de pasos y dirección</text:p>
            </text:list-item>
            <text:list-item>
              <text:p text:style-name="P8">Cinco resoluciones de paso, 1, ½, ¼, ⅛ y 1/16</text:p>
            </text:list-item>
            <text:list-item>
              <text:p text:style-name="P8">Apagado ante sobrecalentamiento</text:p>
            </text:list-item>
            <text:list-item>
              <text:p text:style-name="P8">Bloqueo ante caída de voltaje</text:p>
            </text:list-item>
            <text:list-item>
              <text:p text:style-name="P8">Control ajustable de corriente mediante potenciómetro.</text:p>
            </text:list-item>
          </text:list>
        </text:list-item>
      </text:list>
      <text:p text:style-name="P9"/>
      <text:h text:style-name="P3" text:outline-level="1">Aplicación</text:h>
      <text:p text:style-name="P10"><text:span text:style-name="T1">Es utilizable para equipos de gama baja o media como: Maquinas de corte, maquinas de corte por láser, plotters, maquinas CNC, impresoras 3D, entre otros.</text:span></text:p>
      <text:p text:style-name="Text_20_body"/>
      <text:h text:style-name="P2" text:outline-level="1">Grbl en el Arduino Mega</text:h>
      <text:p text:style-name="P14"><text:span text:style-name="T2">Antes de conectar el Arduino a la RAMPS es mejor cargar el </text:span><text:a xlink:type="simple" xlink:href="https://github.com/Canis-I/CNC" text:style-name="Internet_20_link" text:visited-style-name="Visited_20_Internet_20_Link"><text:span text:style-name="T2">Grbl</text:span></text:a><text:span text:style-name="T2">.</text:span></text:p>
      <text:p text:style-name="P11">El código esta listo para funcionar en la RAMPS v1.4, en caso de utilizar un modelo diferente, se debe especificar el mapa de pines en el archivo <text:span text:style-name="T3">cpu_map.h.</text:span></text:p>
      <text:h text:style-name="P4" text:outline-level="1">Cargar el Grbl en Arduino</text:h>
      <text:p text:style-name="P15">NOTA: Para cargar el Grbl en Arduino se necesitan los programas avr-dude, avr-gcc y Gnu Make.</text:p>
      <text:p text:style-name="P16">Pasos:</text:p>
      <text:list xml:id="list23901446" text:style-name="L2">
        <text:list-item>
          <text:p text:style-name="P12">Abrir la carpeta sources</text:p>
        </text:list-item>
        <text:list-item>
          <text:p text:style-name="P12">Abrir una terminar</text:p>
        </text:list-item>
      </text:list>
      <text:list xml:id="list1679398180" text:style-name="L3">
        <text:list-item>
          <text:list>
            <text:list-item>
              <text:p text:style-name="P13">En caso de Linux cualquier terminal.</text:p>
            </text:list-item>
            <text:list-item>
              <text:p text:style-name="P13">En casos de Windows es recomendable utilizar MinGW.</text:p>
            </text:list-item>
            <text:list-item>
              <text:p text:style-name="P13">En caso de MacOS se recomienda xTerm.</text:p>
            </text:list-item>
          </text:list>
        </text:list-item>
      </text:list>
      <text:list xml:id="list231543088250624" text:continue-list="list23901446" text:style-name="L2">
        <text:list-item>
          <text:p text:style-name="P12">Ejecutar `make`</text:p>
        </text:list-item>
        <text:list-item>
          <text:p text:style-name="P12">Una vez compilado ejecutar `make flash`</text:p>
        </text:list-item>
      </text:list>
      <text:p text:style-name="P11"/>
      <text:p text:style-name="P11">En caso de Linux se puede comprobar si el código ha sido cargado ejecutando `cat /dev/ttyUSBx`</text:p>
      <text:p text:style-name="P11">El resultado será: <text:span text:style-name="T3">Grbl : ‘$’ for help</text:span></text:p>
      <text:p text:style-name="P11">Sin embargo esta comprobación se puede hacer con la consola del IDE Arduino.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SV" style:letter-kerning="true" style:font-name-asian="Arial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SV" style:letter-kerning="true" style:font-name-asian="Arial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8T21:10:18.598167782</meta:creation-date>
    <dc:date>2021-06-08T23:15:42.115102251</dc:date>
    <meta:editing-duration>PT4M39S</meta:editing-duration>
    <meta:editing-cycles>1</meta:editing-cycles>
    <meta:document-statistic meta:table-count="0" meta:image-count="0" meta:object-count="0" meta:page-count="6" meta:paragraph-count="54" meta:word-count="393" meta:character-count="2135" meta:non-whitespace-character-count="1835"/>
    <meta:generator>LibreOffice/7.1.3.2$Linux_X86_64 LibreOffice_project/10$Build-2</meta:generator>
  </office:meta>
</office:document-meta>
</file>